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" style:family="graphic" style:parent-style-name="objectwithoutfill">
      <style:graphic-properties draw:marker-end="Pontas_20_das_20_setas_20_72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73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7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2.10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27cm" fo:min-width="2.842cm"/>
      <style:paragraph-properties style:writing-mode="lr-tb"/>
    </style:style>
    <style:style style:name="gr10" style:family="graphic" style:parent-style-name="objectwithoutfill">
      <style:graphic-properties draw:marker-end="Pontas_20_das_20_setas_20_110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11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12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13" draw:marker-end-width="0.3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Pontas_20_das_20_setas_20_125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26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2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34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35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36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137" draw:marker-end-width="0.3cm" draw:fill="none" draw:textarea-vertical-align="middle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3" style:family="graphic" style:parent-style-name="objectwithoutfill">
      <style:graphic-properties draw:marker-end="Pontas_20_das_20_setas_20_138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39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140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7" style:family="graphic" style:parent-style-name="objectwithoutfill">
      <style:graphic-properties draw:marker-end="Pontas_20_das_20_setas_20_141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142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147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148" draw:marker-end-width="0.3cm" draw:fill="none" draw:textarea-vertical-align="middle"/>
    </style:style>
    <style:style style:name="gr31" style:family="graphic" style:parent-style-name="objectwithoutfill">
      <style:graphic-properties draw:marker-end="Pontas_20_das_20_setas_20_149" draw:marker-end-width="0.3cm" draw:fill="none" draw:textarea-vertical-align="middl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end="Pontas_20_das_20_setas_20_150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151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152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15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38cm" fo:min-width="1.34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07cm" fo:min-width="0.057cm"/>
      <style:paragraph-properties style:writing-mode="lr-tb"/>
    </style:style>
    <style:style style:name="gr39" style:family="graphic" style:parent-style-name="objectwithoutfill">
      <style:graphic-properties draw:marker-end="Pontas_20_das_20_setas_20_163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1" style:family="graphic" style:parent-style-name="objectwithoutfill">
      <style:graphic-properties draw:marker-end="Pontas_20_das_20_setas_20_154" draw:marker-end-width="0.3cm" draw:fill="none" draw:textarea-vertical-align="middle"/>
    </style:style>
    <style:style style:name="gr42" style:family="graphic" style:parent-style-name="objectwithoutfill">
      <style:graphic-properties draw:marker-end="Pontas_20_das_20_setas_20_155" draw:marker-end-width="0.3cm" draw:fill="none" draw:textarea-vertical-align="middle"/>
    </style:style>
    <style:style style:name="gr43" style:family="graphic" style:parent-style-name="objectwithoutfill">
      <style:graphic-properties draw:marker-end="Pontas_20_das_20_setas_20_156" draw:marker-end-width="0.3cm" draw:fill="none" draw:textarea-vertical-align="middle"/>
    </style:style>
    <style:style style:name="gr44" style:family="graphic" style:parent-style-name="objectwithoutfill">
      <style:graphic-properties draw:marker-end="Pontas_20_das_20_setas_20_157" draw:marker-end-width="0.3cm" draw:fill="none" draw:textarea-vertical-align="middle"/>
    </style:style>
    <style:style style:name="gr45" style:family="graphic" style:parent-style-name="objectwithoutfill">
      <style:graphic-properties draw:marker-end="Pontas_20_das_20_setas_20_158" draw:marker-end-width="0.3cm" draw:fill="none" draw:textarea-vertical-align="middle"/>
    </style:style>
    <style:style style:name="gr46" style:family="graphic" style:parent-style-name="objectwithoutfill">
      <style:graphic-properties draw:marker-end="Pontas_20_das_20_setas_20_159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0" style:family="graphic" style:parent-style-name="objectwithoutfill">
      <style:graphic-properties draw:marker-end="Pontas_20_das_20_setas_20_160" draw:marker-end-width="0.3cm" draw:fill="none" draw:textarea-vertical-align="middle"/>
    </style:style>
    <style:style style:name="gr51" style:family="graphic" style:parent-style-name="objectwithoutfill">
      <style:graphic-properties draw:marker-end="Pontas_20_das_20_setas_20_161" draw:marker-end-width="0.3cm" draw:fill="none" draw:textarea-vertical-align="middle"/>
    </style:style>
    <style:style style:name="gr52" style:family="graphic" style:parent-style-name="objectwithoutfill">
      <style:graphic-properties draw:marker-end="Pontas_20_das_20_setas_20_162" draw:marker-end-width="0.3cm" draw:fill="none" draw:textarea-vertical-align="middle"/>
    </style:style>
    <style:style style:name="gr53" style:family="graphic" style:parent-style-name="objectwithoutfill">
      <style:graphic-properties draw:marker-end="Pontas_20_das_20_setas_20_164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27cm" fo:min-width="2.935cm"/>
      <style:paragraph-properties style:writing-mode="lr-tb"/>
    </style:style>
    <style:style style:name="gr56" style:family="graphic" style:parent-style-name="objectwithoutfill">
      <style:graphic-properties draw:marker-end="Pontas_20_das_20_setas_20_166" draw:marker-end-width="0.3cm" draw:fill="none" draw:textarea-vertical-align="middle"/>
    </style:style>
    <style:style style:name="gr57" style:family="graphic" style:parent-style-name="objectwithoutfill">
      <style:graphic-properties draw:marker-end="Pontas_20_das_20_setas_20_167" draw:marker-end-width="0.3cm" draw:fill="none" draw:textarea-vertical-align="middle"/>
    </style:style>
    <style:style style:name="gr58" style:family="graphic" style:parent-style-name="objectwithoutfill">
      <style:graphic-properties draw:marker-end="Pontas_20_das_20_setas_20_168" draw:marker-end-width="0.3cm" draw:fill="none" draw:textarea-vertical-align="middle"/>
    </style:style>
    <style:style style:name="gr59" style:family="graphic" style:parent-style-name="objectwithoutfill">
      <style:graphic-properties draw:marker-end="Pontas_20_das_20_setas_20_169" draw:marker-end-width="0.3cm" draw:fill="none" draw:textarea-vertical-align="middle"/>
    </style:style>
    <style:style style:name="gr60" style:family="graphic" style:parent-style-name="objectwithoutfill">
      <style:graphic-properties draw:marker-end="Pontas_20_das_20_setas_20_170" draw:marker-end-width="0.3cm" draw:fill="none" draw:textarea-vertical-align="middle"/>
    </style:style>
    <style:style style:name="gr61" style:family="graphic" style:parent-style-name="objectwithoutfill">
      <style:graphic-properties draw:marker-end="Pontas_20_das_20_setas_20_171" draw:marker-end-width="0.3cm" draw:fill="none" draw:textarea-vertical-align="middle"/>
    </style:style>
    <style:style style:name="gr62" style:family="graphic" style:parent-style-name="objectwithoutfill">
      <style:graphic-properties draw:marker-end="Pontas_20_das_20_setas_20_17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cm" svg:height="0.746cm" draw:transform="skewX (0.00401425727958696) rotate (0.00453785605518526) translate (2.571cm 2.06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5cm" svg:height="1.5cm" svg:x="2.327cm" svg:y="3.457cm">
          <text:p text:style-name="P1">Inicializa o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2.032cm" svg:x="2.07cm" svg:y="7.991cm">
          <text:p text:style-name="P1">Existe arquivos </text:p>
          <text:p text:style-name="P1">Disponívei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4.071cm" svg:y1="2.798cm" svg:x2="4.077cm" svg:y2="3.457cm" draw:start-shape="id1" draw:start-glue-point="6" draw:end-shape="id2" draw:end-glue-point="0" svg:d="M4071 2798l6 659" svg:viewBox="0 0 7 660">
          <text:p/>
        </draw:connector>
        <draw:connector draw:style-name="gr5" draw:text-style-name="P2" draw:layer="layout" draw:type="line" svg:x1="4.077cm" svg:y1="4.957cm" svg:x2="4.392cm" svg:y2="5.649cm" draw:start-shape="id2" draw:start-glue-point="2" draw:end-shape="id3" draw:end-glue-point="4" svg:d="M4077 4957l315 692" svg:viewBox="0 0 316 693">
          <text:p/>
        </draw:connector>
        <draw:connector draw:style-name="gr6" draw:text-style-name="P2" xml:id="id26" draw:id="id26" draw:layer="layout" draw:type="line" svg:x1="3.359cm" svg:y1="7.293cm" svg:x2="4.07cm" svg:y2="7.991cm" draw:start-shape="id3" draw:start-glue-point="7" draw:end-shape="id4" draw:end-glue-point="4" svg:d="M3359 7293l711 698" svg:viewBox="0 0 712 699">
          <text:p/>
        </draw:connector>
        <draw:custom-shape draw:style-name="gr7" draw:text-style-name="P1" xml:id="id3" draw:id="id3" draw:layer="layout" svg:width="4.131cm" svg:height="1.644cm" svg:x="1.81cm" svg:y="5.649cm">
          <text:p text:style-name="P1">Identificar </text:p>
          <text:p text:style-name="P1">arquivos XML </text:p>
          <text:p text:style-name="P1">para importaçã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387cm" svg:height="0.448cm" svg:x="5.896cm" svg:y="8.41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4.205cm" svg:y="9.929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3.5cm" svg:height="1.635cm" svg:x="6.93cm" svg:y="8.21cm">
          <text:p text:style-name="P1">Abre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3.5cm" svg:height="1.635cm" svg:x="6.937cm" svg:y="5.976cm">
          <text:p text:style-name="P1">Lê o conteúdo do </text:p>
          <text:p text:style-name="P1">arquivo aber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4cm" svg:height="2.032cm" svg:x="6.681cm" svg:y="3.386cm">
          <text:p text:style-name="P1">Problemas </text:p>
          <text:p text:style-name="P1">na leitura do </text:p>
          <text:p text:style-name="P1">arquiv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3.5cm" svg:height="1.635cm" svg:x="6.914cm" svg:y="1.176cm">
          <text:p text:style-name="P1">Fecha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6.07cm" svg:y1="9.007cm" svg:x2="6.93cm" svg:y2="9.027cm" draw:start-shape="id4" draw:start-glue-point="7" draw:end-shape="id5" draw:end-glue-point="3" svg:d="M6070 9007l860 20" svg:viewBox="0 0 861 21">
          <text:p/>
        </draw:connector>
        <draw:connector draw:style-name="gr11" draw:text-style-name="P2" draw:layer="layout" draw:type="line" svg:x1="8.68cm" svg:y1="8.21cm" svg:x2="8.687cm" svg:y2="7.611cm" draw:start-shape="id5" draw:end-shape="id6" draw:end-glue-point="2" svg:d="M8680 8210l7-599" svg:viewBox="0 0 8 600">
          <text:p/>
        </draw:connector>
        <draw:connector draw:style-name="gr12" draw:text-style-name="P2" draw:layer="layout" draw:type="line" svg:x1="8.687cm" svg:y1="5.976cm" svg:x2="8.681cm" svg:y2="5.418cm" draw:start-shape="id6" draw:end-shape="id7" svg:d="M8687 5976l-6-558" svg:viewBox="0 0 7 559">
          <text:p/>
        </draw:connector>
        <draw:connector draw:style-name="gr13" draw:text-style-name="P2" draw:layer="layout" draw:type="line" svg:x1="8.681cm" svg:y1="3.386cm" svg:x2="8.664cm" svg:y2="2.811cm" draw:start-shape="id7" draw:end-shape="id8" svg:d="M8681 3386l-17-575" svg:viewBox="0 0 18 576">
          <text:p/>
        </draw:connector>
        <draw:connector draw:style-name="gr14" draw:text-style-name="P3" xml:id="id25" draw:id="id25" draw:layer="layout" svg:x1="6.914cm" svg:y1="1.993cm" svg:x2="6.335cm" svg:y2="7.605cm" draw:start-shape="id8" draw:start-glue-point="3" svg:d="M6914 1993h-540v5612h-39" svg:viewBox="0 0 580 5613">
          <text:p/>
        </draw:connector>
        <draw:custom-shape draw:style-name="gr8" draw:text-style-name="P1" draw:layer="layout" svg:width="0.387cm" svg:height="0.448cm" svg:x="8.848cm" svg:y="2.93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78cm" svg:y="3.79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cm" svg:height="0.746cm" draw:transform="skewX (0.00401425727958696) rotate (0.00453785605518526) translate (2.572cm 10.633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line" svg:x1="4.07cm" svg:y1="10.023cm" svg:x2="4.071cm" svg:y2="10.624cm" draw:start-shape="id4" draw:start-glue-point="6" draw:end-shape="id9" draw:end-glue-point="4" svg:d="M4070 10023l1 601" svg:viewBox="0 0 2 602">
          <text:p/>
        </draw:connector>
        <draw:custom-shape draw:style-name="gr3" draw:text-style-name="P1" xml:id="id10" draw:id="id10" draw:layer="layout" svg:width="4cm" svg:height="2.032cm" svg:x="12.408cm" svg:y="2.37cm">
          <text:p text:style-name="P1">Dados da </text:p>
          <text:p text:style-name="P1">Transportadora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2" draw:id="id12" draw:layer="layout" svg:width="4cm" svg:height="2.032cm" svg:x="12.412cm" svg:y="4.855cm">
          <text:p text:style-name="P1">Dados do </text:p>
          <text:p text:style-name="P1">Remet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1" draw:id="id11" draw:layer="layout" svg:width="4cm" svg:height="2.032cm" svg:x="12.415cm" svg:y="7.336cm">
          <text:p text:style-name="P4">Dados do </text:p>
          <text:p text:style-name="P4">Cli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" draw:layer="layout" svg:x1="10.681cm" svg:y1="4.402cm" svg:x2="12.408cm" svg:y2="3.386cm" draw:start-shape="id7" draw:start-glue-point="7" draw:end-shape="id10" draw:end-glue-point="5" svg:d="M10681 4402h864v-1016h863" svg:viewBox="0 0 1728 1017">
          <text:p/>
        </draw:connector>
        <draw:custom-shape draw:style-name="gr8" draw:text-style-name="P1" draw:layer="layout" svg:width="0.387cm" svg:height="0.448cm" svg:x="16.344cm" svg:y="2.773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16.415cm" svg:y1="8.352cm" svg:x2="10.414cm" svg:y2="1.993cm" draw:start-shape="id11" draw:start-glue-point="7" draw:end-shape="id8" svg:d="M16415 8352h501v-6359h-6502" svg:viewBox="0 0 6503 6360">
          <text:p/>
        </draw:connector>
        <draw:connector draw:style-name="gr18" draw:text-style-name="P2" draw:layer="layout" draw:type="line" svg:x1="16.412cm" svg:y1="5.871cm" svg:x2="16.899cm" svg:y2="5.858cm" draw:start-shape="id12" draw:start-glue-point="7" svg:d="M16412 5871l487-13" svg:viewBox="0 0 488 14">
          <text:p/>
        </draw:connector>
        <draw:connector draw:style-name="gr19" draw:text-style-name="P2" draw:layer="layout" draw:type="line" svg:x1="16.408cm" svg:y1="3.386cm" svg:x2="16.892cm" svg:y2="3.373cm" draw:start-shape="id10" draw:start-glue-point="7" svg:d="M16408 3386l484-13" svg:viewBox="0 0 485 14">
          <text:p/>
        </draw:connector>
        <draw:custom-shape draw:style-name="gr8" draw:text-style-name="P1" draw:layer="layout" svg:width="0.387cm" svg:height="0.448cm" svg:x="16.428cm" svg:y="5.1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23cm" svg:y="16.19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" svg:x1="14.408cm" svg:y1="4.402cm" svg:x2="14.412cm" svg:y2="4.855cm" draw:start-shape="id10" draw:start-glue-point="6" draw:end-shape="id12" svg:d="M14408 4402l4 453" svg:viewBox="0 0 5 454">
          <text:p/>
        </draw:connector>
        <draw:connector draw:style-name="gr21" draw:text-style-name="P2" draw:layer="layout" draw:type="line" svg:x1="14.412cm" svg:y1="6.887cm" svg:x2="14.415cm" svg:y2="7.336cm" draw:start-shape="id12" draw:start-glue-point="6" draw:end-shape="id11" draw:end-glue-point="4" svg:d="M14412 6887l3 449" svg:viewBox="0 0 4 450">
          <text:p/>
        </draw:connector>
        <draw:custom-shape draw:style-name="gr8" draw:text-style-name="P1" draw:layer="layout" svg:width="0.387cm" svg:height="0.448cm" svg:x="16.412cm" svg:y="7.80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704cm" svg:y="4.40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88cm" svg:y="6.797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3.5cm" svg:height="1.635cm" svg:x="12.677cm" svg:y="9.888cm">
          <text:p text:style-name="P1">Carrega as </text:p>
          <text:p text:style-name="P1">informações </text:p>
          <text:p text:style-name="P1">do cabeçario da C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4" draw:id="id14" draw:layer="layout" svg:width="3.5cm" svg:height="1.635cm" svg:x="12.679cm" svg:y="12.021cm">
          <text:p text:style-name="P1">Carrega as </text:p>
          <text:p text:style-name="P1">informações </text:p>
          <text:p text:style-name="P1">de alíquota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7" draw:id="id17" draw:layer="layout" svg:width="3.5cm" svg:height="1.635cm" svg:x="6.833cm" svg:y="10.694cm">
          <text:p text:style-name="P1">Carrega os </text:p>
          <text:p text:style-name="P1">itens da 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15" draw:id="id15" draw:layer="layout" svg:width="4cm" svg:height="2.032cm" svg:x="12.41cm" svg:y="14.16cm">
          <text:p text:style-name="P4">Possui </text:p>
          <text:p text:style-name="P4">informações </text:p>
          <text:p text:style-name="P4">da carg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" draw:layer="layout" draw:type="line" svg:x1="14.415cm" svg:y1="9.368cm" svg:x2="14.427cm" svg:y2="9.888cm" draw:start-shape="id11" draw:start-glue-point="6" draw:end-shape="id13" svg:d="M14415 9368l12 520" svg:viewBox="0 0 13 521">
          <text:p/>
        </draw:connector>
        <draw:connector draw:style-name="gr24" draw:text-style-name="P2" draw:layer="layout" draw:type="line" svg:x1="14.427cm" svg:y1="11.523cm" svg:x2="14.429cm" svg:y2="12.021cm" draw:start-shape="id13" draw:end-shape="id14" draw:end-glue-point="0" svg:d="M14427 11523l2 498" svg:viewBox="0 0 3 499">
          <text:p/>
        </draw:connector>
        <draw:connector draw:style-name="gr25" draw:text-style-name="P2" draw:layer="layout" draw:type="line" svg:x1="14.429cm" svg:y1="13.656cm" svg:x2="14.41cm" svg:y2="14.16cm" draw:start-shape="id14" draw:end-shape="id15" svg:d="M14429 13656l-19 504" svg:viewBox="0 0 20 505">
          <text:p/>
        </draw:connector>
        <draw:custom-shape draw:style-name="gr26" draw:text-style-name="P4" xml:id="id27" draw:id="id27" draw:layer="layout" svg:width="4cm" svg:height="2.032cm" svg:x="12.418cm" svg:y="19.227cm">
          <text:p text:style-name="P4">Possui a </text:p>
          <text:p text:style-name="P4">chave NFE no </text:p>
          <text:p text:style-name="P4">document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6" draw:id="id16" draw:layer="layout" svg:width="3.5cm" svg:height="1.635cm" svg:x="12.671cm" svg:y="16.697cm">
          <text:p text:style-name="P1">Informações de </text:p>
          <text:p text:style-name="P1">NF de Saí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xml:id="id22" draw:id="id22" draw:layer="layout" draw:type="line" svg:x1="14.41cm" svg:y1="16.192cm" svg:x2="14.421cm" svg:y2="16.697cm" draw:start-shape="id15" draw:start-glue-point="6" draw:end-shape="id16" svg:d="M14410 16192l11 505" svg:viewBox="0 0 12 506">
          <text:p/>
        </draw:connector>
        <draw:custom-shape draw:style-name="gr8" draw:text-style-name="P1" draw:layer="layout" svg:width="0.387cm" svg:height="0.448cm" svg:x="12.155cm" svg:y="14.42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12.41cm" svg:y1="15.176cm" svg:x2="10.333cm" svg:y2="11.511cm" draw:start-shape="id15" draw:start-glue-point="5" draw:end-shape="id17" svg:d="M12410 15176h-1038v-3665h-1039" svg:viewBox="0 0 2078 3666">
          <text:p/>
        </draw:connector>
        <draw:custom-shape draw:style-name="gr3" draw:text-style-name="P1" xml:id="id18" draw:id="id18" draw:layer="layout" svg:width="4cm" svg:height="2.032cm" svg:x="6.605cm" svg:y="12.785cm">
          <text:p text:style-name="P1">Possui itens a </text:p>
          <text:p text:style-name="P1">process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9" draw:id="id19" draw:layer="layout" svg:width="3.5cm" svg:height="1.635cm" svg:x="6.864cm" svg:y="15.327cm">
          <text:p text:style-name="P1">Identific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0" draw:id="id20" draw:layer="layout" svg:width="3.5cm" svg:height="1.635cm" svg:x="6.85cm" svg:y="17.473cm">
          <text:p text:style-name="P1">Carreg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xml:id="id21" draw:id="id21" draw:layer="layout" draw:line-skew="-0.14cm" svg:x1="10.605cm" svg:y1="13.801cm" svg:x2="11.4cm" svg:y2="16.45cm" draw:start-shape="id18" draw:start-glue-point="7" svg:d="M10605 13801h508v2649h287" svg:viewBox="0 0 796 2650">
          <text:p/>
        </draw:connector>
        <draw:connector draw:style-name="gr29" draw:text-style-name="P2" xml:id="id24" draw:id="id24" draw:layer="layout" draw:type="line" svg:x1="8.583cm" svg:y1="12.329cm" svg:x2="8.605cm" svg:y2="12.785cm" draw:start-shape="id17" draw:end-shape="id18" draw:end-glue-point="4" svg:d="M8583 12329l22 456" svg:viewBox="0 0 23 457">
          <text:p/>
        </draw:connector>
        <draw:connector draw:style-name="gr30" draw:text-style-name="P2" draw:layer="layout" draw:type="line" svg:x1="8.605cm" svg:y1="14.817cm" svg:x2="8.614cm" svg:y2="15.327cm" draw:start-shape="id18" draw:end-shape="id19" svg:d="M8605 14817l9 510" svg:viewBox="0 0 10 511">
          <text:p/>
        </draw:connector>
        <draw:connector draw:style-name="gr31" draw:text-style-name="P2" draw:layer="layout" draw:type="line" svg:x1="8.614cm" svg:y1="16.962cm" svg:x2="8.6cm" svg:y2="17.473cm" draw:start-shape="id19" draw:end-shape="id20" svg:d="M8614 16962l-14 511" svg:viewBox="0 0 15 512">
          <text:p/>
        </draw:connector>
        <draw:connector draw:style-name="gr32" draw:text-style-name="P2" draw:layer="layout" draw:type="line" svg:x1="11.4cm" svg:y1="16.45cm" svg:x2="14.415cm" svg:y2="16.444cm" draw:start-shape="id21" draw:start-glue-point="3" draw:end-shape="id22" draw:end-glue-point="0" svg:d="M11400 16450l3015-6" svg:viewBox="0 0 3016 7">
          <text:p/>
        </draw:connector>
        <draw:custom-shape draw:style-name="gr8" draw:text-style-name="P1" draw:layer="layout" svg:width="0.387cm" svg:height="0.448cm" svg:x="10.602cm" svg:y="13.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99cm" svg:y="14.74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xml:id="id23" draw:id="id23" draw:layer="layout" draw:line-skew="-0.46cm" svg:x1="6.85cm" svg:y1="18.29cm" svg:x2="6.305cm" svg:y2="12.534cm" draw:start-shape="id20" svg:d="M6850 18290h-983v-5756h438" svg:viewBox="0 0 984 5757">
          <text:p/>
        </draw:connector>
        <draw:connector draw:style-name="gr32" draw:text-style-name="P2" draw:layer="layout" draw:type="line" svg:x1="6.305cm" svg:y1="12.534cm" svg:x2="8.594cm" svg:y2="12.557cm" draw:start-shape="id23" draw:start-glue-point="3" draw:end-shape="id24" draw:end-glue-point="0" svg:d="M6305 12534l2289 23" svg:viewBox="0 0 2290 24">
          <text:p/>
        </draw:connector>
        <draw:connector draw:style-name="gr32" draw:text-style-name="P2" draw:layer="layout" draw:type="line" svg:x1="6.335cm" svg:y1="7.605cm" svg:x2="3.714cm" svg:y2="7.642cm" draw:start-shape="id25" draw:start-glue-point="3" draw:end-shape="id26" draw:end-glue-point="0" svg:d="M6335 7605l-2621 37" svg:viewBox="0 0 2622 38">
          <text:p/>
        </draw:connector>
        <draw:custom-shape draw:style-name="gr9" draw:text-style-name="P1" xml:id="id29" draw:id="id29" draw:layer="layout" svg:width="3.5cm" svg:height="1.635cm" svg:x="12.658cm" svg:y="21.93cm">
          <text:p text:style-name="P1">Utiliza o Numero do </text:p>
          <text:p text:style-name="P1">Documento, </text:p>
          <text:p text:style-name="P1">Serie, Data e Valor </text:p>
          <text:p text:style-name="P1">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8" draw:id="id28" draw:layer="layout" svg:width="3.5cm" svg:height="1.635cm" svg:x="6.958cm" svg:y="19.438cm">
          <text:p text:style-name="P1">Utiliza a chave da </text:p>
          <text:p text:style-name="P1">NFE 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87cm" svg:height="0.448cm" svg:x="11.953cm" svg:y="19.654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12.418cm" svg:y1="20.243cm" svg:x2="10.458cm" svg:y2="20.255cm" draw:start-shape="id27" draw:end-shape="id28" svg:d="M12418 20243l-1960 12" svg:viewBox="0 0 1961 13">
          <text:p/>
        </draw:connector>
        <draw:custom-shape draw:style-name="gr8" draw:text-style-name="P1" draw:layer="layout" svg:width="0.387cm" svg:height="0.448cm" svg:x="14.76cm" svg:y="21.169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line" svg:x1="14.418cm" svg:y1="21.259cm" svg:x2="14.408cm" svg:y2="21.93cm" draw:start-shape="id27" draw:start-glue-point="6" draw:end-shape="id29" svg:d="M14418 21259l-10 671" svg:viewBox="0 0 11 672">
          <text:p/>
        </draw:connector>
        <draw:connector draw:style-name="gr35" draw:text-style-name="P2" draw:layer="layout" draw:type="line" svg:x1="14.421cm" svg:y1="18.332cm" svg:x2="14.418cm" svg:y2="19.227cm" draw:start-shape="id16" draw:end-shape="id27" draw:end-glue-point="4" svg:d="M14421 18332l-3 895" svg:viewBox="0 0 4 896">
          <text:p/>
        </draw:connector>
        <draw:connector draw:style-name="gr36" draw:text-style-name="P2" xml:id="id31" draw:id="id31" draw:layer="layout" draw:type="line" svg:x1="14.408cm" svg:y1="23.565cm" svg:x2="14.394cm" svg:y2="24.221cm" draw:start-shape="id29" draw:start-glue-point="2" draw:end-shape="id30" draw:end-glue-point="4" svg:d="M14408 23565l-14 656" svg:viewBox="0 0 15 657">
          <text:p/>
        </draw:connector>
        <draw:connector draw:style-name="gr14" draw:text-style-name="P3" draw:layer="layout" draw:line-skew="1.574cm" svg:x1="8.708cm" svg:y1="21.073cm" svg:x2="14.401cm" svg:y2="23.893cm" draw:start-shape="id28" draw:start-glue-point="2" draw:end-shape="id31" draw:end-glue-point="0" svg:d="M8708 21073v2820h5693" svg:viewBox="0 0 5694 2821">
          <text:p/>
        </draw:connector>
        <draw:custom-shape draw:style-name="gr37" draw:text-style-name="P1" xml:id="id30" draw:id="id30" draw:layer="layout" svg:width="1.845cm" svg:height="1.118cm" svg:x="13.471cm" svg:y="24.221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8" draw:text-style-name="P1" xml:id="id32" draw:id="id32" draw:layer="layout" svg:width="0.787cm" svg:height="0.787cm" svg:x="18.052cm" svg:y="1.618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" draw:layer="layout" draw:type="line" svg:x1="18.052cm" svg:y1="2.012cm" svg:x2="16.888cm" svg:y2="2.011cm" draw:start-shape="id32" draw:start-glue-point="6" svg:d="M18052 2012l-1164-1" svg:viewBox="0 0 1165 2">
          <text:p/>
        </draw:connector>
        <draw:custom-shape draw:style-name="gr38" draw:text-style-name="P1" xml:id="id33" draw:id="id33" draw:layer="layout" svg:width="0.787cm" svg:height="0.787cm" svg:x="1.112cm" svg:y="7.54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line" svg:x1="1.899cm" svg:y1="7.934cm" svg:x2="3.714cm" svg:y2="7.642cm" draw:start-shape="id33" draw:start-glue-point="10" draw:end-shape="id26" draw:end-glue-point="0" svg:d="M1899 7934l1815-292" svg:viewBox="0 0 1816 293">
          <text:p/>
        </draw:connector>
      </draw:page>
      <draw:page draw:name="page2" draw:style-name="dp1" draw:master-page-name="Padrão">
        <draw:custom-shape draw:style-name="gr7" draw:text-style-name="P1" xml:id="id35" draw:id="id35" draw:layer="layout" svg:width="4.131cm" svg:height="1.644cm" svg:x="1.793cm" svg:y="2.871cm">
          <text:p text:style-name="P1">Zerar as NF </text:p>
          <text:p text:style-name="P1">associadas </text:p>
          <text:p text:style-name="P1">com os respectivos </text:p>
          <text:p text:style-name="P1">ratei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" xml:id="id34" draw:id="id34" draw:layer="layout" svg:width="1.845cm" svg:height="1.118cm" svg:x="3.281cm" svg:y="1.303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xml:id="id37" draw:id="id37" draw:layer="layout" svg:width="3.5cm" svg:height="1.635cm" svg:x="2.169cm" svg:y="7.542cm">
          <text:p text:style-name="P1">Recupera os </text:p>
          <text:p text:style-name="P1">registros deletados </text:p>
          <text:p text:style-name="P1">dos 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8" draw:id="id38" draw:layer="layout" svg:width="3.5cm" svg:height="1.635cm" svg:x="2.154cm" svg:y="9.688cm">
          <text:p text:style-name="P1">Seleciona os </text:p>
          <text:p text:style-name="P1">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9" draw:id="id39" draw:layer="layout" svg:width="3.5cm" svg:height="1.635cm" svg:x="2.185cm" svg:y="11.88cm">
          <text:p text:style-name="P1">Zera os valores </text:p>
          <text:p text:style-name="P1">de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0" draw:id="id40" draw:layer="layout" svg:width="3.5cm" svg:height="1.635cm" svg:x="2.185cm" svg:y="13.967cm">
          <text:p text:style-name="P1">Soma o valor do </text:p>
          <text:p text:style-name="P1">peso Bruto </text:p>
          <text:p text:style-name="P1">para compor a car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xml:id="id36" draw:id="id36" draw:layer="layout" svg:width="4cm" svg:height="2.032cm" svg:x="1.903cm" svg:y="5.028cm">
          <text:p text:style-name="P4">Existem doc. a</text:p>
          <text:p text:style-name="P4">Serem Process.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2" draw:layer="layout" draw:type="line" svg:x1="4.204cm" svg:y1="2.421cm" svg:x2="4.375cm" svg:y2="2.871cm" draw:start-shape="id34" draw:start-glue-point="6" draw:end-shape="id35" draw:end-glue-point="4" svg:d="M4204 2421l171 450" svg:viewBox="0 0 172 451">
          <text:p/>
        </draw:connector>
        <draw:connector draw:style-name="gr42" draw:text-style-name="P2" draw:layer="layout" draw:type="line" svg:x1="3.342cm" svg:y1="4.515cm" svg:x2="3.903cm" svg:y2="5.028cm" draw:start-shape="id35" draw:start-glue-point="7" draw:end-shape="id36" draw:end-glue-point="4" svg:d="M3342 4515l561 513" svg:viewBox="0 0 562 514">
          <text:p/>
        </draw:connector>
        <draw:connector draw:style-name="gr43" draw:text-style-name="P2" draw:layer="layout" draw:type="line" svg:x1="3.903cm" svg:y1="7.06cm" svg:x2="3.919cm" svg:y2="7.542cm" draw:start-shape="id36" draw:start-glue-point="6" draw:end-shape="id37" svg:d="M3903 7060l16 482" svg:viewBox="0 0 17 483">
          <text:p/>
        </draw:connector>
        <draw:connector draw:style-name="gr44" draw:text-style-name="P2" draw:layer="layout" draw:type="line" svg:x1="3.919cm" svg:y1="9.177cm" svg:x2="3.904cm" svg:y2="9.688cm" draw:start-shape="id37" draw:start-glue-point="2" draw:end-shape="id38" svg:d="M3919 9177l-15 511" svg:viewBox="0 0 16 512">
          <text:p/>
        </draw:connector>
        <draw:connector draw:style-name="gr45" draw:text-style-name="P2" draw:layer="layout" draw:type="line" svg:x1="3.904cm" svg:y1="11.323cm" svg:x2="3.935cm" svg:y2="11.88cm" draw:start-shape="id38" draw:start-glue-point="2" draw:end-shape="id39" svg:d="M3904 11323l31 557" svg:viewBox="0 0 32 558">
          <text:p/>
        </draw:connector>
        <draw:connector draw:style-name="gr46" draw:text-style-name="P2" draw:layer="layout" draw:type="line" svg:x1="3.935cm" svg:y1="13.515cm" svg:x2="3.935cm" svg:y2="13.967cm" draw:start-shape="id39" draw:end-shape="id40" svg:d="M3935 13515v452" svg:viewBox="0 0 1 453">
          <text:p/>
        </draw:connector>
        <draw:connector draw:style-name="gr32" draw:text-style-name="P2" draw:layer="layout" draw:type="lines" draw:line-skew="-0.429cm" svg:x1="2.185cm" svg:y1="14.784cm" svg:x2="1.255cm" svg:y2="5.035cm" draw:start-shape="id40" draw:end-shape="id41" draw:end-glue-point="3" svg:d="M2185 14784h-930v-9248-501" svg:viewBox="0 0 931 9750">
          <text:p/>
        </draw:connector>
        <draw:connector draw:style-name="gr32" draw:text-style-name="P2" xml:id="id41" draw:id="id41" draw:layer="layout" draw:type="line" svg:x1="3.903cm" svg:y1="5.028cm" svg:x2="1.255cm" svg:y2="5.035cm" draw:start-shape="id36" draw:start-glue-point="4" svg:d="M3903 5028l-2648 7" svg:viewBox="0 0 2649 8">
          <text:p/>
        </draw:connector>
        <draw:custom-shape draw:style-name="gr8" draw:text-style-name="P1" draw:layer="layout" svg:width="0.387cm" svg:height="0.448cm" svg:x="4.086cm" svg:y="6.946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5.9cm" svg:y="5.35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xml:id="id42" draw:id="id42" draw:layer="layout" svg:width="4cm" svg:height="2.032cm" svg:x="6.56cm" svg:y="5.06cm">
          <text:p text:style-name="P4">Transportadora </text:p>
          <text:p text:style-name="P4">Cadastrad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4" xml:id="id43" draw:id="id43" draw:layer="layout" svg:width="4cm" svg:height="2.032cm" svg:x="6.545cm" svg:y="7.601cm">
          <text:p text:style-name="P4">Fornecedor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" xml:id="id44" draw:id="id44" draw:layer="layout" svg:width="4cm" svg:height="2.032cm" svg:x="6.515cm" svg:y="10.172cm">
          <text:p text:style-name="P4">Cliente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" draw:layer="layout" draw:type="line" svg:x1="5.903cm" svg:y1="6.044cm" svg:x2="6.56cm" svg:y2="6.076cm" draw:start-shape="id36" draw:end-shape="id42" draw:end-glue-point="5" svg:d="M5903 6044l657 32" svg:viewBox="0 0 658 33">
          <text:p/>
        </draw:connector>
        <draw:connector draw:style-name="gr51" draw:text-style-name="P2" draw:layer="layout" draw:type="line" svg:x1="8.56cm" svg:y1="7.092cm" svg:x2="8.545cm" svg:y2="7.601cm" draw:start-shape="id42" draw:start-glue-point="6" draw:end-shape="id43" draw:end-glue-point="4" svg:d="M8560 7092l-15 509" svg:viewBox="0 0 16 510">
          <text:p/>
        </draw:connector>
        <draw:connector draw:style-name="gr52" draw:text-style-name="P2" draw:layer="layout" draw:type="line" svg:x1="8.545cm" svg:y1="9.633cm" svg:x2="8.515cm" svg:y2="10.172cm" draw:start-shape="id43" draw:end-shape="id44" svg:d="M8545 9633l-30 539" svg:viewBox="0 0 31 540">
          <text:p/>
        </draw:connector>
        <draw:custom-shape draw:style-name="gr8" draw:text-style-name="P1" draw:layer="layout" svg:width="0.387cm" svg:height="0.448cm" svg:x="8.894cm" svg:y="7.00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88cm" svg:y="9.54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45" draw:id="id45" draw:layer="layout" svg:width="0.787cm" svg:height="0.787cm" svg:x="11.581cm" svg:y="5.68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0.56cm" svg:y1="6.076cm" svg:x2="11.581cm" svg:y2="6.079cm" draw:start-shape="id42" draw:start-glue-point="7" draw:end-shape="id45" draw:end-glue-point="6" svg:d="M10560 6076l1021 3" svg:viewBox="0 0 1022 4">
          <text:p/>
        </draw:connector>
        <draw:connector draw:style-name="gr32" draw:text-style-name="P2" xml:id="id46" draw:id="id46" draw:layer="layout" draw:type="lines" svg:x1="10.515cm" svg:y1="11.188cm" svg:x2="11.581cm" svg:y2="6.079cm" draw:start-shape="id44" draw:start-glue-point="7" draw:end-shape="id45" draw:end-glue-point="6" svg:d="M10515 11188h501l63-5109h502" svg:viewBox="0 0 1067 5110">
          <text:p/>
        </draw:connector>
        <draw:connector draw:style-name="gr32" draw:text-style-name="P2" draw:layer="layout" draw:type="line" svg:x1="10.545cm" svg:y1="8.617cm" svg:x2="11.047cm" svg:y2="8.633cm" draw:start-shape="id43" draw:start-glue-point="7" draw:end-shape="id46" draw:end-glue-point="0" svg:d="M10545 8617l502 16" svg:viewBox="0 0 503 17">
          <text:p/>
        </draw:connector>
        <draw:custom-shape draw:style-name="gr8" draw:text-style-name="P1" draw:layer="layout" svg:width="0.387cm" svg:height="0.448cm" svg:x="10.542cm" svg:y="7.988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512cm" svg:y="10.61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39cm" svg:y="5.5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3.5cm" svg:height="1.635cm" svg:x="6.778cm" svg:y="12.713cm">
          <text:p text:style-name="P1">Monta HTML com os</text:p>
          <text:p text:style-name="P1">dados Transportadora,</text:p>
          <text:p text:style-name="P1">Fornecedor, 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8" draw:id="id48" draw:layer="layout" svg:width="4cm" svg:height="2.032cm" svg:x="6.564cm" svg:y="14.911cm">
          <text:p text:style-name="P4">CTE (XML) 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0" draw:id="id50" draw:layer="layout" svg:width="3.5cm" svg:height="1.635cm" svg:x="11.157cm" svg:y="15.152cm">
          <text:p text:style-name="P1">Realizar o cadastro </text:p>
          <text:p text:style-name="P1">na tabela ZZ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49" draw:id="id49" draw:layer="layout" svg:width="3.593cm" svg:height="1.635cm" svg:x="6.746cm" svg:y="17.709cm">
          <text:p text:style-name="P1">Zera o rateio na</text:p>
          <text:p text:style-name="P1">tabela Z30 dos</text:p>
          <text:p text:style-name="P1">documentos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2" draw:layer="layout" draw:type="line" svg:x1="8.515cm" svg:y1="12.204cm" svg:x2="8.528cm" svg:y2="12.713cm" draw:start-shape="id44" draw:start-glue-point="6" draw:end-shape="id47" draw:end-glue-point="0" svg:d="M8515 12204l13 509" svg:viewBox="0 0 14 510">
          <text:p/>
        </draw:connector>
        <draw:connector draw:style-name="gr57" draw:text-style-name="P2" draw:layer="layout" draw:type="line" svg:x1="8.528cm" svg:y1="14.348cm" svg:x2="8.564cm" svg:y2="14.911cm" draw:start-shape="id47" draw:start-glue-point="2" draw:end-shape="id48" draw:end-glue-point="4" svg:d="M8528 14348l36 563" svg:viewBox="0 0 37 564">
          <text:p/>
        </draw:connector>
        <draw:connector draw:style-name="gr58" draw:text-style-name="P2" xml:id="id51" draw:id="id51" draw:layer="layout" draw:type="line" svg:x1="8.564cm" svg:y1="16.943cm" svg:x2="8.542cm" svg:y2="17.709cm" draw:start-shape="id48" draw:start-glue-point="6" draw:end-shape="id49" svg:d="M8564 16943l-22 766" svg:viewBox="0 0 23 767">
          <text:p/>
        </draw:connector>
        <draw:connector draw:style-name="gr59" draw:text-style-name="P2" draw:layer="layout" draw:type="line" svg:x1="10.564cm" svg:y1="15.927cm" svg:x2="11.157cm" svg:y2="15.969cm" draw:start-shape="id48" draw:start-glue-point="7" draw:end-shape="id50" draw:end-glue-point="3" svg:d="M10564 15927l593 42" svg:viewBox="0 0 594 43">
          <text:p/>
        </draw:connector>
        <draw:connector draw:style-name="gr32" draw:text-style-name="P2" draw:layer="layout" draw:type="lines" draw:line-skew="0.117cm" svg:x1="12.907cm" svg:y1="16.787cm" svg:x2="8.553cm" svg:y2="17.326cm" draw:start-shape="id50" draw:start-glue-point="2" draw:end-shape="id51" draw:end-glue-point="0" svg:d="M12907 16787v618l-3706-79h-648" svg:viewBox="0 0 4355 619">
          <text:p/>
        </draw:connector>
        <draw:custom-shape draw:style-name="gr55" draw:text-style-name="P1" xml:id="id52" draw:id="id52" draw:layer="layout" svg:width="3.593cm" svg:height="1.635cm" svg:x="6.664cm" svg:y="19.825cm">
          <text:p text:style-name="P1">Realizar o calculo </text:p>
          <text:p text:style-name="P1">de Rate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53" draw:id="id53" draw:layer="layout" svg:width="3.593cm" svg:height="1.635cm" svg:x="6.665cm" svg:y="22.105cm">
          <text:p text:style-name="P1">Adicionar o registro </text:p>
          <text:p text:style-name="P1">do rateio na tabela Z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xml:id="id54" draw:id="id54" draw:layer="layout" svg:width="0.787cm" svg:height="0.787cm" svg:x="8.098cm" svg:y="24.245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542cm" svg:y1="19.344cm" svg:x2="8.46cm" svg:y2="19.825cm" draw:start-shape="id49" draw:start-glue-point="2" draw:end-shape="id52" svg:d="M8542 19344l-82 481" svg:viewBox="0 0 83 482">
          <text:p/>
        </draw:connector>
        <draw:connector draw:style-name="gr61" draw:text-style-name="P2" draw:layer="layout" draw:type="line" svg:x1="8.46cm" svg:y1="21.46cm" svg:x2="8.461cm" svg:y2="22.105cm" draw:start-shape="id52" draw:start-glue-point="2" draw:end-shape="id53" svg:d="M8460 21460l1 645" svg:viewBox="0 0 2 646">
          <text:p/>
        </draw:connector>
        <draw:connector draw:style-name="gr62" draw:text-style-name="P2" draw:layer="layout" draw:type="line" svg:x1="8.461cm" svg:y1="23.74cm" svg:x2="8.491cm" svg:y2="24.245cm" draw:start-shape="id53" draw:start-glue-point="2" draw:end-shape="id54" svg:d="M8461 23740l30 505" svg:viewBox="0 0 31 5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0" draw:display-name="Pontas das setas 110" svg:viewBox="0 0 20 20" svg:d="M0 20l10-20 10 20z"/>
    <draw:marker draw:name="Pontas_20_das_20_setas_20_111" draw:display-name="Pontas das setas 111" svg:viewBox="0 0 20 20" svg:d="M0 20l10-20 10 20z"/>
    <draw:marker draw:name="Pontas_20_das_20_setas_20_112" draw:display-name="Pontas das setas 112" svg:viewBox="0 0 20 20" svg:d="M0 20l10-20 10 20z"/>
    <draw:marker draw:name="Pontas_20_das_20_setas_20_113" draw:display-name="Pontas das setas 113" svg:viewBox="0 0 20 20" svg:d="M0 20l10-20 10 20z"/>
    <draw:marker draw:name="Pontas_20_das_20_setas_20_125" draw:display-name="Pontas das setas 125" svg:viewBox="0 0 20 20" svg:d="M0 20l10-20 10 20z"/>
    <draw:marker draw:name="Pontas_20_das_20_setas_20_126" draw:display-name="Pontas das setas 126" svg:viewBox="0 0 20 20" svg:d="M0 20l10-20 10 20z"/>
    <draw:marker draw:name="Pontas_20_das_20_setas_20_129" draw:display-name="Pontas das setas 129" svg:viewBox="0 0 20 20" svg:d="M0 20l10-20 10 20z"/>
    <draw:marker draw:name="Pontas_20_das_20_setas_20_134" draw:display-name="Pontas das setas 134" svg:viewBox="0 0 20 20" svg:d="M0 20l10-20 10 20z"/>
    <draw:marker draw:name="Pontas_20_das_20_setas_20_135" draw:display-name="Pontas das setas 135" svg:viewBox="0 0 20 20" svg:d="M0 20l10-20 10 20z"/>
    <draw:marker draw:name="Pontas_20_das_20_setas_20_136" draw:display-name="Pontas das setas 136" svg:viewBox="0 0 20 20" svg:d="M0 20l10-20 10 20z"/>
    <draw:marker draw:name="Pontas_20_das_20_setas_20_137" draw:display-name="Pontas das setas 137" svg:viewBox="0 0 20 20" svg:d="M0 20l10-20 10 20z"/>
    <draw:marker draw:name="Pontas_20_das_20_setas_20_138" draw:display-name="Pontas das setas 138" svg:viewBox="0 0 20 20" svg:d="M0 20l10-20 10 20z"/>
    <draw:marker draw:name="Pontas_20_das_20_setas_20_139" draw:display-name="Pontas das setas 139" svg:viewBox="0 0 20 20" svg:d="M0 20l10-20 10 20z"/>
    <draw:marker draw:name="Pontas_20_das_20_setas_20_140" draw:display-name="Pontas das setas 140" svg:viewBox="0 0 20 20" svg:d="M0 20l10-20 10 20z"/>
    <draw:marker draw:name="Pontas_20_das_20_setas_20_141" draw:display-name="Pontas das setas 141" svg:viewBox="0 0 20 20" svg:d="M0 20l10-20 10 20z"/>
    <draw:marker draw:name="Pontas_20_das_20_setas_20_142" draw:display-name="Pontas das setas 142" svg:viewBox="0 0 20 20" svg:d="M0 20l10-20 10 20z"/>
    <draw:marker draw:name="Pontas_20_das_20_setas_20_147" draw:display-name="Pontas das setas 147" svg:viewBox="0 0 20 20" svg:d="M0 20l10-20 10 20z"/>
    <draw:marker draw:name="Pontas_20_das_20_setas_20_148" draw:display-name="Pontas das setas 148" svg:viewBox="0 0 20 20" svg:d="M0 20l10-20 10 20z"/>
    <draw:marker draw:name="Pontas_20_das_20_setas_20_149" draw:display-name="Pontas das setas 149" svg:viewBox="0 0 20 20" svg:d="M0 20l10-20 10 20z"/>
    <draw:marker draw:name="Pontas_20_das_20_setas_20_150" draw:display-name="Pontas das setas 150" svg:viewBox="0 0 20 20" svg:d="M0 20l10-20 10 20z"/>
    <draw:marker draw:name="Pontas_20_das_20_setas_20_151" draw:display-name="Pontas das setas 151" svg:viewBox="0 0 20 20" svg:d="M0 20l10-20 10 20z"/>
    <draw:marker draw:name="Pontas_20_das_20_setas_20_152" draw:display-name="Pontas das setas 152" svg:viewBox="0 0 20 20" svg:d="M0 20l10-20 10 20z"/>
    <draw:marker draw:name="Pontas_20_das_20_setas_20_153" draw:display-name="Pontas das setas 153" svg:viewBox="0 0 20 20" svg:d="M0 20l10-20 10 20z"/>
    <draw:marker draw:name="Pontas_20_das_20_setas_20_154" draw:display-name="Pontas das setas 154" svg:viewBox="0 0 20 20" svg:d="M0 20l10-20 10 20z"/>
    <draw:marker draw:name="Pontas_20_das_20_setas_20_155" draw:display-name="Pontas das setas 155" svg:viewBox="0 0 20 20" svg:d="M0 20l10-20 10 20z"/>
    <draw:marker draw:name="Pontas_20_das_20_setas_20_156" draw:display-name="Pontas das setas 156" svg:viewBox="0 0 20 20" svg:d="M0 20l10-20 10 20z"/>
    <draw:marker draw:name="Pontas_20_das_20_setas_20_157" draw:display-name="Pontas das setas 157" svg:viewBox="0 0 20 20" svg:d="M0 20l10-20 10 20z"/>
    <draw:marker draw:name="Pontas_20_das_20_setas_20_158" draw:display-name="Pontas das setas 158" svg:viewBox="0 0 20 20" svg:d="M0 20l10-20 10 20z"/>
    <draw:marker draw:name="Pontas_20_das_20_setas_20_159" draw:display-name="Pontas das setas 159" svg:viewBox="0 0 20 20" svg:d="M0 20l10-20 10 20z"/>
    <draw:marker draw:name="Pontas_20_das_20_setas_20_160" draw:display-name="Pontas das setas 160" svg:viewBox="0 0 20 20" svg:d="M0 20l10-20 10 20z"/>
    <draw:marker draw:name="Pontas_20_das_20_setas_20_161" draw:display-name="Pontas das setas 161" svg:viewBox="0 0 20 20" svg:d="M0 20l10-20 10 20z"/>
    <draw:marker draw:name="Pontas_20_das_20_setas_20_162" draw:display-name="Pontas das setas 162" svg:viewBox="0 0 20 20" svg:d="M0 20l10-20 10 20z"/>
    <draw:marker draw:name="Pontas_20_das_20_setas_20_163" draw:display-name="Pontas das setas 163" svg:viewBox="0 0 20 20" svg:d="M0 20l10-20 10 20z"/>
    <draw:marker draw:name="Pontas_20_das_20_setas_20_164" draw:display-name="Pontas das setas 164" svg:viewBox="0 0 20 20" svg:d="M0 20l10-20 10 20z"/>
    <draw:marker draw:name="Pontas_20_das_20_setas_20_166" draw:display-name="Pontas das setas 166" svg:viewBox="0 0 20 20" svg:d="M0 20l10-20 10 20z"/>
    <draw:marker draw:name="Pontas_20_das_20_setas_20_167" draw:display-name="Pontas das setas 167" svg:viewBox="0 0 20 20" svg:d="M0 20l10-20 10 20z"/>
    <draw:marker draw:name="Pontas_20_das_20_setas_20_168" draw:display-name="Pontas das setas 168" svg:viewBox="0 0 20 20" svg:d="M0 20l10-20 10 20z"/>
    <draw:marker draw:name="Pontas_20_das_20_setas_20_169" draw:display-name="Pontas das setas 169" svg:viewBox="0 0 20 20" svg:d="M0 20l10-20 10 20z"/>
    <draw:marker draw:name="Pontas_20_das_20_setas_20_170" draw:display-name="Pontas das setas 170" svg:viewBox="0 0 20 20" svg:d="M0 20l10-20 10 20z"/>
    <draw:marker draw:name="Pontas_20_das_20_setas_20_171" draw:display-name="Pontas das setas 171" svg:viewBox="0 0 20 20" svg:d="M0 20l10-20 10 20z"/>
    <draw:marker draw:name="Pontas_20_das_20_setas_20_172" draw:display-name="Pontas das setas 172" svg:viewBox="0 0 20 20" svg:d="M0 20l10-20 10 20z"/>
    <draw:marker draw:name="Pontas_20_das_20_setas_20_173" draw:display-name="Pontas das setas 173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4:52.848497089</meta:creation-date>
    <dc:date>2021-11-03T13:54:02.145145307</dc:date>
    <meta:editing-duration>PT1H43M55S</meta:editing-duration>
    <meta:editing-cycles>19</meta:editing-cycles>
    <meta:generator>LibreOffice/7.0.4.2$Linux_X86_64 LibreOffice_project/dcf040e67528d9187c66b2379df5ea4407429775</meta:generator>
    <meta:document-statistic meta:object-count="123"/>
  </office:meta>
</office:document-meta>
</file>